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16A3230652260EC03.png" manifest:media-type="image/png"/>
  <manifest:file-entry manifest:full-path="Pictures/10002C7A0000051000000510575ED59A331BA06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2dd" officeooo:paragraph-rsid="0000a2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1</text:p>
      <text:p text:style-name="P1"/>
      <text:p text:style-name="P1">@@givenName@@ @@surName@@ <draw:frame draw:style-name="fr1" draw:name="Cadre1" text:anchor-type="as-char" svg:width="2cm" draw:z-index="0"><draw:text-box fo:min-height="2.499cm"><text:p text:style-name="Caption"><draw:frame draw:style-name="fr2" draw:name="Image1" text:anchor-type="as-char" svg:width="2cm" style:rel-width="100%" svg:height="2.499cm" style:rel-height="scale" draw:z-index="1"><draw:image xlink:href="Pictures/10002C7A0000051000000510575ED59A331BA062.svg" xlink:type="simple" xlink:show="embed" xlink:actuate="onLoad"/><draw:image xlink:href="Pictures/1000020100000031000000316A3230652260EC03.png" xlink:type="simple" xlink:show="embed" xlink:actuate="onLoad"/></draw:frame><text:line-break/>@@img_photo@@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56:04.891758566</meta:creation-date>
    <dc:date>2017-06-29T18:50:39.895295477</dc:date>
    <meta:editing-duration>PT8M42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1" meta:paragraph-count="3" meta:word-count="5" meta:character-count="48" meta:non-whitespace-character-count="44"/>
  </office:meta>
</office:document-meta>
</file>